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cadc" officeooo:paragraph-rsid="0018cadc"/>
    </style:style>
    <style:style style:name="P2" style:family="paragraph" style:parent-style-name="Standard">
      <style:text-properties fo:font-size="14pt" style:text-underline-style="solid" style:text-underline-width="auto" style:text-underline-color="font-color" officeooo:rsid="0018cadc" officeooo:paragraph-rsid="0018cadc" style:font-size-asian="14pt" style:font-size-complex="14pt"/>
    </style:style>
    <style:style style:name="P3" style:family="paragraph" style:parent-style-name="Standard">
      <style:text-properties fo:font-weight="bold" officeooo:rsid="0018cadc" officeooo:paragraph-rsid="0018cadc" style:font-weight-asian="bold" style:font-weight-complex="bold"/>
    </style:style>
    <style:style style:name="P4" style:family="paragraph" style:parent-style-name="Standard">
      <style:text-properties fo:font-style="normal" fo:font-weight="bold" officeooo:rsid="0018cadc" officeooo:paragraph-rsid="0018cadc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bold" officeooo:rsid="0019d5eb" officeooo:paragraph-rsid="0019d5eb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style:text-underline-style="solid" style:text-underline-width="auto" style:text-underline-color="font-color" fo:font-weight="bold" officeooo:rsid="0018cadc" officeooo:paragraph-rsid="0019b7ec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style:text-underline-style="solid" style:text-underline-width="auto" style:text-underline-color="font-color" fo:font-weight="bold" officeooo:rsid="0019b7ec" officeooo:paragraph-rsid="0019b7ec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style:text-underline-style="none" fo:font-weight="bold" officeooo:rsid="0019b7ec" officeooo:paragraph-rsid="0019b7ec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italic" fo:font-weight="bold" officeooo:rsid="0018cadc" officeooo:paragraph-rsid="0018cadc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normal" fo:font-weight="normal" officeooo:rsid="0018cadc" officeooo:paragraph-rsid="0018cadc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solid" style:text-underline-width="auto" style:text-underline-color="font-color" fo:font-weight="normal" officeooo:rsid="0018cadc" officeooo:paragraph-rsid="0018cadc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solid" style:text-underline-width="auto" style:text-underline-color="font-color" fo:font-weight="normal" officeooo:rsid="0019b7ec" officeooo:paragraph-rsid="0019b7ec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solid" style:text-underline-width="auto" style:text-underline-color="font-color" fo:font-weight="normal" officeooo:rsid="001bc54e" officeooo:paragraph-rsid="001bc54e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18cadc" officeooo:paragraph-rsid="0018cadc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19b7ec" officeooo:paragraph-rsid="0019b7ec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officeooo:rsid="001bc54e" officeooo:paragraph-rsid="001bc54e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officeooo:rsid="001c75b7" officeooo:paragraph-rsid="001c75b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9b7ec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9b7ec" style:font-weight-asian="normal" style:font-weight-complex="normal"/>
    </style:style>
    <style:style style:name="T8" style:family="text">
      <style:text-properties fo:font-weight="normal" officeooo:rsid="001c75b7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Standard"/>
      <text:p text:style-name="Standard"/>
      <text:p text:style-name="P2"><text:span text:style-name="T1">Compiler Design</text:span> : Mini Project Report<text:span text:style-name="T3"> <text:s text:c="47"/></text:span></text:p>
      <text:p text:style-name="P1"/>
      <text:p text:style-name="P3">Mini Project Title :<text:span text:style-name="T2"> Extended Basic Calculator</text:span></text:p>
      <text:p text:style-name="P9"/>
      <text:p text:style-name="P4">Group Members:<text:span text:style-name="T6"> K Vagdevi (201501029)</text:span></text:p>
      <text:p text:style-name="P10"><text:tab/><text:tab/> <text:s text:c="6"/>Ch Nagalakshmi (201501012)</text:p>
      <text:p text:style-name="P10"/>
      <text:p text:style-name="P5">Arithmetics that could be performed: <text:span text:style-name="T6">addition, subtraction, division, multiplication, factorial, if-else, while, </text:span><text:span text:style-name="T8">min-max.</text:span></text:p>
      <text:p text:style-name="P10"/>
      <text:p text:style-name="P4">Project Report: <text:span text:style-name="T8">Observations of some of the following inputs with the corresponding outputs.</text:span></text:p>
      <text:p text:style-name="P10"/>
      <text:p text:style-name="P11">Test Cases:</text:p>
      <text:p text:style-name="P14"/>
      <text:p text:style-name="P6"><text:span text:style-name="T5">1.</text:span><text:span text:style-name="T7">input:</text:span><text:span text:style-name="T5"> <text:s text:c="29"/></text:span></text:p>
      <text:p text:style-name="P6"><text:span text:style-name="T4"><text:s/></text:span><text:span text:style-name="T5">a=1;</text:span></text:p>
      <text:p text:style-name="P15">d=3;</text:p>
      <text:p text:style-name="P15">s=a+d;</text:p>
      <text:p text:style-name="P15">print s;</text:p>
      <text:p text:style-name="P7"><text:span text:style-name="T6">output:</text:span><text:span text:style-name="T4">4</text:span></text:p>
      <text:p text:style-name="P15"/>
      <text:p text:style-name="P7"><text:span text:style-name="T4">2.</text:span><text:span text:style-name="T6">input:</text:span></text:p>
      <text:p text:style-name="P15">a=1; <text:s/></text:p>
      <text:p text:style-name="P15">while(a&lt;10)</text:p>
      <text:p text:style-name="P15">{</text:p>
      <text:p text:style-name="P15">print a;</text:p>
      <text:p text:style-name="P15">a=a+2;</text:p>
      <text:p text:style-name="P15">}</text:p>
      <text:p text:style-name="P12">output:</text:p>
      <text:p text:style-name="P15">1</text:p>
      <text:p text:style-name="P15">3</text:p>
      <text:p text:style-name="P15">5</text:p>
      <text:p text:style-name="P15">7</text:p>
      <text:p text:style-name="P15">9</text:p>
      <text:p text:style-name="P15"/>
      <text:p text:style-name="P7"><text:span text:style-name="T4">3.</text:span><text:span text:style-name="T6">input:</text:span></text:p>
      <text:p text:style-name="P15">a=2;</text:p>
      <text:p text:style-name="P15">while(a&lt;5)</text:p>
      <text:p text:style-name="P15">{</text:p>
      <text:p text:style-name="P15">if(a==2)</text:p>
      <text:p text:style-name="P15">{</text:p>
      <text:p text:style-name="P15">print a*2;</text:p>
      <text:p text:style-name="P15">}</text:p>
      <text:p text:style-name="P15">else</text:p>
      <text:p text:style-name="P15">{</text:p>
      <text:p text:style-name="P15">print a*10;</text:p>
      <text:p text:style-name="P15">}</text:p>
      <text:p text:style-name="P15">a=a+2;</text:p>
      <text:p text:style-name="P15">}</text:p>
      <text:p text:style-name="P12"><text:soft-page-break/>output:</text:p>
      <text:p text:style-name="P15">4</text:p>
      <text:p text:style-name="P15">40</text:p>
      <text:p text:style-name="P7"><text:span text:style-name="T4">4.</text:span><text:span text:style-name="T6">input:</text:span></text:p>
      <text:p text:style-name="P15">a=2;</text:p>
      <text:p text:style-name="P15">a=a+1;</text:p>
      <text:p text:style-name="P15">print a;</text:p>
      <text:p text:style-name="P8"><text:span text:style-name="T10">output:</text:span><text:span text:style-name="T6">3</text:span></text:p>
      <text:p text:style-name="P15">s=a*2;</text:p>
      <text:p text:style-name="P15">print s;</text:p>
      <text:p text:style-name="P8"><text:span text:style-name="T10">output:</text:span><text:span text:style-name="T6">6</text:span></text:p>
      <text:p text:style-name="P15">print s/3;</text:p>
      <text:p text:style-name="P8"><text:span text:style-name="T10">output:</text:span><text:span text:style-name="T6">2</text:span></text:p>
      <text:p text:style-name="P15"/>
      <text:p text:style-name="P7"><text:span text:style-name="T4">5.</text:span><text:span text:style-name="T6">input:</text:span></text:p>
      <text:p text:style-name="P15">d=factorial(3);</text:p>
      <text:p text:style-name="P15">print d;</text:p>
      <text:p text:style-name="P12">output:</text:p>
      <text:p text:style-name="P15">6</text:p>
      <text:p text:style-name="P15"/>
      <text:p text:style-name="P7"><text:span text:style-name="T4">6.</text:span><text:span text:style-name="T6">input:</text:span></text:p>
      <text:p text:style-name="P15">w=5;</text:p>
      <text:p text:style-name="P15">s=w+factorial(3);</text:p>
      <text:p text:style-name="P15">print s;</text:p>
      <text:p text:style-name="P12">output:</text:p>
      <text:p text:style-name="P15">11</text:p>
      <text:p text:style-name="P15"/>
      <text:p text:style-name="P16">7.<text:span text:style-name="T9">input</text:span></text:p>
      <text:p text:style-name="P16">d=min(-1,-0.09,-100,20,98.3,-987.7);</text:p>
      <text:p text:style-name="P16">print d;</text:p>
      <text:p text:style-name="P13">output:</text:p>
      <text:p text:style-name="P16">-987.7</text:p>
      <text:p text:style-name="P15"/>
      <text:p text:style-name="P16">8.<text:span text:style-name="T9">input</text:span></text:p>
      <text:p text:style-name="P16">a=min(-100,min(2,3));</text:p>
      <text:p text:style-name="P16">print a;</text:p>
      <text:p text:style-name="P13">output:</text:p>
      <text:p text:style-name="P16">-100</text:p>
      <text:p text:style-name="P16"/>
      <text:p text:style-name="P16">9.<text:span text:style-name="T9">input</text:span></text:p>
      <text:p text:style-name="P16">s=min(min(-1,-2),3);</text:p>
      <text:p text:style-name="P16">print s;</text:p>
      <text:p text:style-name="P13">output:</text:p>
      <text:p text:style-name="P16">-2</text:p>
      <text:p text:style-name="P16"/>
      <text:p text:style-name="P16">10.<text:span text:style-name="T9">input:</text:span></text:p>
      <text:p text:style-name="P16">f=max(min(1,2),9); <text:s/></text:p>
      <text:p text:style-name="P16">print f;</text:p>
      <text:p text:style-name="P13">output:</text:p>
      <text:p text:style-name="P16">9</text:p>
      <text:p text:style-name="P16"/>
      <text:p text:style-name="P16"/>
      <text:p text:style-name="P16"><text:soft-page-break/>11.<text:span text:style-name="T9">input</text:span></text:p>
      <text:p text:style-name="P16">s=min(max(10,20),min(-9,-100));</text:p>
      <text:p text:style-name="P16">print s;</text:p>
      <text:p text:style-name="P13">output:</text:p>
      <text:p text:style-name="P16">-100</text:p>
      <text:p text:style-name="P16"/>
      <text:p text:style-name="P16">12.<text:span text:style-name="T9">input</text:span></text:p>
      <text:p text:style-name="P16">d=max(-6,max(0,9,8),7);</text:p>
      <text:p text:style-name="P16">print d;</text:p>
      <text:p text:style-name="P13">output:</text:p>
      <text:p text:style-name="P16">9</text:p>
      <text:p text:style-name="P16"/>
      <text:p text:style-name="P16">13.<text:span text:style-name="T9">input:</text:span></text:p>
      <text:p text:style-name="P16">i=min(2,3,4);</text:p>
      <text:p text:style-name="P16">j=max(2,3,4);</text:p>
      <text:p text:style-name="P16">while(i&lt;j)</text:p>
      <text:p text:style-name="P16">{</text:p>
      <text:p text:style-name="P16">print i;</text:p>
      <text:p text:style-name="P16">i=i+1;</text:p>
      <text:p text:style-name="P16">if(i==2)</text:p>
      <text:p text:style-name="P16">{</text:p>
      <text:p text:style-name="P16">i=4;</text:p>
      <text:p text:style-name="P16">}</text:p>
      <text:p text:style-name="P16">}</text:p>
      <text:p text:style-name="P13">output:</text:p>
      <text:p text:style-name="P16">2</text:p>
      <text:p text:style-name="P16">3</text:p>
      <text:p text:style-name="P16"/>
      <text:p text:style-name="P16">14.<text:span text:style-name="T9">input:</text:span></text:p>
      <text:p text:style-name="P16">i=min(2,3,4);</text:p>
      <text:p text:style-name="P16">j=max(2,3,4);</text:p>
      <text:p text:style-name="P16">while(i&lt;j)</text:p>
      <text:p text:style-name="P16">{</text:p>
      <text:p text:style-name="P16">if(i==2)</text:p>
      <text:p text:style-name="P16">{</text:p>
      <text:p text:style-name="P16">print factorial(i);</text:p>
      <text:p text:style-name="P16">}</text:p>
      <text:p text:style-name="P16">else</text:p>
      <text:p text:style-name="P16">{</text:p>
      <text:p text:style-name="P16">print factorial(j);</text:p>
      <text:p text:style-name="P16">}</text:p>
      <text:p text:style-name="P16">i=i+1;</text:p>
      <text:p text:style-name="P16">} <text:s/></text:p>
      <text:p text:style-name="P13">output:</text:p>
      <text:p text:style-name="P16">2</text:p>
      <text:p text:style-name="P16">2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6:45:21.367622963</meta:creation-date>
    <dc:date>2018-04-15T17:50:17.813356242</dc:date>
    <meta:editing-duration>PT16M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127" meta:word-count="187" meta:character-count="1292" meta:non-whitespace-character-count="1138"/>
  </office:meta>
</office:document-meta>
</file>